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ава и обязанности арендатора</text:p>
      <text:list xml:id="list8686325319848936863" text:style-name="L1">
        <text:list-item>
          <text:p text:style-name="P3">При въезде в конюшню арендатор обязан предоставить форму 1 и сдать паспорт лошади</text:p>
        </text:list-item>
        <text:list-item>
          <text:p text:style-name="P3">Глистогонка и прививки делаются централизовано</text:p>
        </text:list-item>
        <text:list-item>
          <text:p text:style-name="P3">Арендатор обязан вносить арендную плату за текущий месяц не позднее 7-го числа этого же месяца</text:p>
        </text:list-item>
        <text:list-item>
          <text:p text:style-name="P3">Арендатор обязан быть на конюшне трезвым, не сорить (окурки и мусор- в урну), быть вежливым с обслуживающим персоналом конюшни и другими арендаторами.</text:p>
        </text:list-item>
        <text:list-item>
          <text:p text:style-name="P3">Арендатор обязывается не включать громкую музыку, пребывая на конюшне.</text:p>
        </text:list-item>
        <text:list-item>
          <text:p text:style-name="P3">Если арендатор приехал с собаками, он обязан посадить их в вольер/свободный денник во время пребывания на конюшне. Не опускается свободный выгул собак на территории конюшни. Арендатор может взять с собой собак во время конного выезда в лес под личную ответственность</text:p>
        </text:list-item>
        <text:list-item>
          <text:p text:style-name="P3">Запрещается курить внутри конюшни и в сенниках. Окурки выкидывать только в урну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3T13:18:34.471000000</meta:creation-date>
    <dc:date>2015-12-06T11:35:38.80</dc:date>
    <meta:editing-duration>PT11M16S</meta:editing-duration>
    <meta:editing-cycles>5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8" meta:word-count="127" meta:character-count="830"/>
  </office:meta>
</office:document-meta>
</file>